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fbb" officeooo:paragraph-rsid="000e8fbb"/>
    </style:style>
    <style:style style:name="P2" style:family="paragraph" style:parent-style-name="Standard">
      <style:text-properties officeooo:rsid="0011a169" officeooo:paragraph-rsid="0011a169"/>
    </style:style>
    <style:style style:name="P3" style:family="paragraph" style:parent-style-name="Standard">
      <style:text-properties officeooo:rsid="00134bde" officeooo:paragraph-rsid="00134bde"/>
    </style:style>
    <style:style style:name="T1" style:family="text">
      <style:text-properties officeooo:rsid="00134b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od Morning,</text:p>
      <text:p text:style-name="P1"/>
      <text:p text:style-name="P1">In December 2018 Amazon will process 25 billion in sales.</text:p>
      <text:p text:style-name="P1">10 million frauds for $500,000.000.00.</text:p>
      <text:p text:style-name="P1"/>
      <text:p text:style-name="P2">Fraud Victim contact costs are estimated at $20.00 a fraud for 200 million dollars.</text:p>
      <text:p text:style-name="P2"><text:tab/>This is based on the 6 million people that lost an average of $1000.00 last year</text:p>
      <text:p text:style-name="P2"><text:tab/>to fraud and spent an average of 300 hours trying to resolve the fraud.</text:p>
      <text:p text:style-name="P2"/>
      <text:p text:style-name="P2">In the past <text:span text:style-name="T1">we</text:span> had processed 150 million Cad with $25,000.00 in <text:span text:style-name="T1">2 </text:span>fraud losses due to </text:p>
      <text:p text:style-name="P2"><text:span text:style-name="T1">c</text:span>lient and <text:span text:style-name="T1">e</text:span>mployee errors.</text:p>
      <text:p text:style-name="P2"/>
      <text:p text:style-name="P2">We would like to consult with you to provide our fraud loss reduction service.</text:p>
      <text:p text:style-name="P2">Do no confuse this with preventing ID Theft. NO ONE can stop ID theft.</text:p>
      <text:p text:style-name="P2"/>
      <text:p text:style-name="P2">We can stop the losses.</text:p>
      <text:p text:style-name="P2"/>
      <text:p text:style-name="P2">Assume that we can only provide 50% of our claim then you save 250 million and 100 million in Fraud Victim Contact costs.</text:p>
      <text:p text:style-name="P2"/>
      <text:p text:style-name="P2">Our fee is 20% of frauds stopped. Plus 1000.00 a month.</text:p>
      <text:p text:style-name="P2">Net savings for December is 300 million dollars.</text:p>
      <text:p text:style-name="P2"/>
      <text:p text:style-name="P3">Yours Truly</text:p>
      <text:p text:style-name="P3">Raymond Grace</text:p>
      <text:p text:style-name="P3">9 Highvale Cres</text:p>
      <text:p text:style-name="P3">Sherwood Park , Alberta Canada T8A 5J7</text:p>
      <text:p text:style-name="P3">O 780-994-7423</text:p>
      <text:p text:style-name="P3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0:27:05.627370424</meta:creation-date>
    <dc:date>2018-11-24T13:19:31.406979674</dc:date>
    <meta:editing-duration>PT2H7M45S</meta:editing-duration>
    <meta:editing-cycles>1</meta:editing-cycles>
    <meta:document-statistic meta:table-count="0" meta:image-count="0" meta:object-count="0" meta:page-count="1" meta:paragraph-count="19" meta:word-count="173" meta:character-count="943" meta:non-whitespace-character-count="786"/>
    <meta:generator>LibreOffice/6.0.6.2$Linux_X86_64 LibreOffice_project/00m0$Build-2</meta:generator>
  </office:meta>
</office:document-meta>
</file>